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9" style:family="table">
      <style:table-properties style:width="17.013cm" fo:margin-left="0cm" fo:margin-right="-0.012cm" table:align="margins" table:border-model="separating"/>
    </style:style>
    <style:style style:name="Tabella9.A" style:family="table-column">
      <style:table-column-properties style:column-width="3.889cm" style:rel-column-width="14982*"/>
    </style:style>
    <style:style style:name="Tabella9.B" style:family="table-column">
      <style:table-column-properties style:column-width="13.123cm" style:rel-column-width="50553*"/>
    </style:style>
    <style:style style:name="Tabella9.1" style:family="table-row">
      <style:table-row-properties style:min-row-height="1.164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left="0.05pt solid #ffffff" fo:border-right="0.05pt solid #000000" fo:border-top="0.05pt solid #000000" fo:border-bottom="0.05pt solid #000000"/>
    </style:style>
    <style:style style:name="Tabella9.2" style:family="table-row">
      <style:table-row-properties style:min-row-height="1.72cm"/>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ffffff" fo:border-right="0.05pt solid #000000" fo:border-top="none" fo:border-bottom="0.05pt solid #000000"/>
    </style:style>
    <style:style style:name="Tabella9.3" style:family="table-row">
      <style:table-row-properties style:min-row-height="4.736cm"/>
    </style:style>
    <style:style style:name="P1" style:family="paragraph" style:parent-style-name="Text_20_body">
      <style:text-properties fo:font-weight="bold" officeooo:paragraph-rsid="0016aed2" style:font-weight-asian="bold" style:font-weight-complex="bold"/>
    </style:style>
    <style:style style:name="P2" style:family="paragraph" style:parent-style-name="Text_20_body">
      <style:paragraph-properties fo:text-align="center" style:justify-single-word="false"/>
      <style:text-properties fo:font-style="italic" fo:font-weight="normal" officeooo:paragraph-rsid="0016aed2" style:font-style-asian="italic" style:font-weight-asian="normal" style:font-style-complex="italic" style:font-weight-complex="normal"/>
    </style:style>
    <style:style style:name="P3" style:family="paragraph" style:parent-style-name="Text_20_body">
      <style:paragraph-properties fo:text-align="center" style:justify-single-word="false"/>
      <style:text-properties fo:font-style="italic" fo:font-weight="normal" officeooo:paragraph-rsid="001b97f4" style:font-style-asian="italic" style:font-weight-asian="normal" style:font-style-complex="italic" style:font-weight-complex="normal"/>
    </style:style>
    <style:style style:name="P4" style:family="paragraph" style:parent-style-name="Text_20_body">
      <style:text-properties officeooo:paragraph-rsid="001817ac"/>
    </style:style>
    <style:style style:name="P5" style:family="paragraph" style:parent-style-name="Text_20_body">
      <style:text-properties officeooo:rsid="001ed693" officeooo:paragraph-rsid="001ed693"/>
    </style:style>
    <style:style style:name="P6" style:family="paragraph" style:parent-style-name="Text_20_body">
      <style:text-properties officeooo:paragraph-rsid="001ed693"/>
    </style:style>
    <style:style style:name="P7" style:family="paragraph" style:parent-style-name="Text_20_body">
      <style:text-properties officeooo:paragraph-rsid="00200c7f"/>
    </style:style>
    <style:style style:name="P8" style:family="paragraph" style:parent-style-name="Standard">
      <style:text-properties officeooo:rsid="0015fc4c" officeooo:paragraph-rsid="0015fc4c"/>
    </style:style>
    <style:style style:name="P9" style:family="paragraph" style:parent-style-name="Standard">
      <style:text-properties officeooo:rsid="0015fc4c" officeooo:paragraph-rsid="0016aed2"/>
    </style:style>
    <style:style style:name="P10" style:family="paragraph" style:parent-style-name="Standard">
      <style:text-properties fo:font-weight="bold" officeooo:rsid="0015fc4c" officeooo:paragraph-rsid="0015fc4c" style:font-weight-asian="bold" style:font-weight-complex="bold"/>
    </style:style>
    <style:style style:name="P11" style:family="paragraph" style:parent-style-name="Standard">
      <style:text-properties fo:font-weight="bold" officeooo:rsid="0015fc4c" officeooo:paragraph-rsid="0016aed2" style:font-weight-asian="bold" style:font-weight-complex="bold"/>
    </style:style>
    <style:style style:name="P12" style:family="paragraph" style:parent-style-name="Standard">
      <style:text-properties officeooo:paragraph-rsid="0015fc4c"/>
    </style:style>
    <style:style style:name="P13" style:family="paragraph" style:parent-style-name="Standard">
      <style:paragraph-properties fo:text-align="justify" style:justify-single-word="false"/>
      <style:text-properties officeooo:paragraph-rsid="0016aed2"/>
    </style:style>
    <style:style style:name="P14" style:family="paragraph" style:parent-style-name="Standard">
      <style:text-properties fo:font-style="italic" fo:font-weight="normal" officeooo:rsid="00170b50" officeooo:paragraph-rsid="0016aed2" style:font-style-asian="italic" style:font-weight-asian="normal" style:font-style-complex="italic" style:font-weight-complex="normal"/>
    </style:style>
    <style:style style:name="T1" style:family="text">
      <style:text-properties officeooo:rsid="001e1ed6"/>
    </style:style>
    <style:style style:name="T2" style:family="text">
      <style:text-properties style:text-underline-style="none"/>
    </style:style>
    <style:style style:name="T3" style:family="text">
      <style:text-properties officeooo:rsid="00170b50"/>
    </style:style>
    <style:style style:name="T4" style:family="text">
      <style:text-properties officeooo:rsid="001ed693"/>
    </style:style>
    <style:style style:name="T5" style:family="text">
      <style:text-properties officeooo:rsid="00200c7f"/>
    </style:style>
    <style:style style:name="T6" style:family="text">
      <style:text-properties officeooo:rsid="0021a8aa"/>
    </style:style>
    <style:style style:name="T7" style:family="text">
      <style:text-properties officeooo:rsid="00243dc1"/>
    </style:style>
    <style:style style:name="T8" style:family="text">
      <style:text-properties officeooo:rsid="00256c66"/>
    </style:style>
    <style:style style:name="T9" style:family="text">
      <style:text-properties fo:font-style="italic" officeooo:rsid="00256c66"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0">SCENARIO <text:span text:style-name="T4">N°</text:span><text:span text:style-name="T5">2 </text:span>–<text:span text:style-name="T4"> </text:span><text:span text:style-name="T8">Invio Mail</text:span></text:p>
      <text:p text:style-name="P12"/>
      <text:p text:style-name="P13"/>
      <table:table table:name="Tabella9" table:style-name="Tabella9">
        <table:table-column table:style-name="Tabella9.A"/>
        <table:table-column table:style-name="Tabella9.B"/>
        <table:table-row table:style-name="Tabella9.1">
          <table:table-cell table:style-name="Tabella9.A1" office:value-type="string">
            <text:p text:style-name="P1">Nome scenario</text:p>
          </table:table-cell>
          <table:table-cell table:style-name="Tabella9.B1" office:value-type="string">
            <text:p text:style-name="P5">Gestione Pagamenti – <text:span text:style-name="T7"><text:s/></text:span><text:span text:style-name="T8">Invio Mail Promemoria</text:span></text:p>
          </table:table-cell>
        </table:table-row>
        <table:table-row table:style-name="Tabella9.2">
          <table:table-cell table:style-name="Tabella9.A2" office:value-type="string">
            <text:p text:style-name="P1">Istanza degli <text:span text:style-name="T1">utenti</text:span> partecipanti</text:p>
          </table:table-cell>
          <table:table-cell table:style-name="Tabella9.B2" office:value-type="string">
            <text:p text:style-name="P5">Paolo Rossi : Direttore</text:p>
          </table:table-cell>
        </table:table-row>
        <table:table-row table:style-name="Tabella9.3">
          <table:table-cell table:style-name="Tabella9.A2" office:value-type="string">
            <text:p text:style-name="P1">Flusso degli eventi </text:p>
          </table:table-cell>
          <table:table-cell table:style-name="Tabella9.B2" office:value-type="string">
            <text:p text:style-name="P4">1.<text:span text:style-name="T4"> </text:span><text:span text:style-name="T8">Paolo deve comunicare ai genitori che il termine per saldare la retta mensile sta per scadere</text:span><text:span text:style-name="T7">.</text:span></text:p>
            <text:p text:style-name="P4">2. <text:span text:style-name="T5">Quindi,</text:span> <text:span text:style-name="T5">a</text:span><text:span text:style-name="T4">ccende il PC ed avvia il software at-silo.</text:span></text:p>
            <text:p text:style-name="P4">3. <text:span text:style-name="T4">Inserisce il suo userID e la password per accedere alle funzioni dedicate al direttore.</text:span></text:p>
            <text:p text:style-name="P4">4. <text:span text:style-name="T4">Nel pannello dedicato alla gestione dei pagamenti, Paolo attiva la funzione “</text:span><text:span text:style-name="T8">Avviso via Mail</text:span><text:span text:style-name="T4">” di at-silo</text:span><text:span text:style-name="T2">.</text:span></text:p>
            <text:p text:style-name="P6">5. <text:span text:style-name="T8">Paolo visualizza tutti gli iscritti che non hanno ancora effettuato il versamento della retta.</text:span></text:p>
            <text:p text:style-name="P7"><text:span text:style-name="T5">6. </text:span><text:span text:style-name="T8">Seleziona gli utenti ed invia una mail comunitaria con il seguente contenuto : </text:span><text:span text:style-name="T9">“La direzione dell'asilo nido di Fisciano, informa i genitori dei bambini iscritti che il termine per effettuare il versamento della retta sta per scadere. Tutti quelli che intendono rinnovare l'iscrizione sono pregati di effettuare il pagamento per non incorrere nella perdita della cauzione e nella decadenza dall'iscrizione”</text:span></text:p>
          </table:table-cell>
        </table:table-row>
      </table:table>
      <text:p text:style-name="P3">Scenario N°<text:span text:style-name="T6">2</text:span>: <text:span text:style-name="T3">Gestione </text:span><text:span text:style-name="T4">Pagamenti –</text:span><text:span text:style-name="T6"> </text:span><text:span text:style-name="T8">Invio Mail Promemoria</text:span></text:p>
      <text:p text:style-name="P2"/>
      <text:p text:style-name="P9"/>
      <text:p text:style-name="P1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10:24:36.78</meta:creation-date>
    <dc:date>2012-10-16T18:03:56.23</dc:date>
    <meta:editing-duration>PT26M19S</meta:editing-duration>
    <meta:editing-cycles>8</meta:editing-cycles>
    <meta:generator>LibreOffice/3.6$Windows_x86 LibreOffice_project/da8c1e6-fd468f4-454e206-f42a4a9-143cfd</meta:generator>
    <meta:document-statistic meta:table-count="1" meta:image-count="0" meta:object-count="0" meta:page-count="1" meta:paragraph-count="13" meta:word-count="167" meta:character-count="1068" meta:non-whitespace-character-count="912"/>
  </office:meta>
</office:document-meta>
</file>